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 time (sec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886667" calcext:value-type="float">
            <text:p>0.886667</text:p>
          </table:table-cell>
          <table:table-cell office:value-type="float" office:value="0.914014" calcext:value-type="float">
            <text:p>0.91401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0904032" calcext:value-type="float">
            <text:p>0.0009040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332291" calcext:value-type="float">
            <text:p>0.332291</text:p>
          </table:table-cell>
          <table:table-cell office:value-type="float" office:value="0.545118" calcext:value-type="float">
            <text:p>0.545118</text:p>
          </table:table-cell>
          <table:table-cell office:value-type="float" office:value="0.00590152" calcext:value-type="float">
            <text:p>0.005901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542" calcext:value-type="float">
            <text:p>0.542</text:p>
          </table:table-cell>
          <table:table-cell office:value-type="float" office:value="0.488674" calcext:value-type="float">
            <text:p>0.488674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0129389" calcext:value-type="float">
            <text:p>0.01293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655639" calcext:value-type="float">
            <text:p>0.655639</text:p>
          </table:table-cell>
          <table:table-cell office:value-type="float" office:value="0.259985" calcext:value-type="float">
            <text:p>0.259985</text:p>
          </table:table-cell>
          <table:table-cell office:value-type="float" office:value="0.673177" calcext:value-type="float">
            <text:p>0.673177</text:p>
          </table:table-cell>
          <table:table-cell office:value-type="float" office:value="0.0414785" calcext:value-type="float">
            <text:p>0.04147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08132" calcext:value-type="float">
            <text:p>0.908132</text:p>
          </table:table-cell>
          <table:table-cell office:value-type="float" office:value="0.959884" calcext:value-type="float">
            <text:p>0.959884</text:p>
          </table:table-cell>
          <table:table-cell office:value-type="float" office:value="0.900879" calcext:value-type="float">
            <text:p>0.900879</text:p>
          </table:table-cell>
          <table:table-cell office:value-type="float" office:value="0.0233271" calcext:value-type="float">
            <text:p>0.02332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0.833282" calcext:value-type="float">
            <text:p>0.833282</text:p>
          </table:table-cell>
          <table:table-cell office:value-type="float" office:value="0.672214" calcext:value-type="float">
            <text:p>0.672214</text:p>
          </table:table-cell>
          <table:table-cell office:value-type="float" office:value="0.786574" calcext:value-type="float">
            <text:p>0.786574</text:p>
          </table:table-cell>
          <table:table-cell office:value-type="float" office:value="0.00996195" calcext:value-type="float">
            <text:p>0.009961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14043" calcext:value-type="float">
            <text:p>0.914043</text:p>
          </table:table-cell>
          <table:table-cell office:value-type="float" office:value="0.805185" calcext:value-type="float">
            <text:p>0.805185</text:p>
          </table:table-cell>
          <table:table-cell office:value-type="float" office:value="0.928697" calcext:value-type="float">
            <text:p>0.928697</text:p>
          </table:table-cell>
          <table:table-cell office:value-type="float" office:value="0.0226179" calcext:value-type="float">
            <text:p>0.02261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50588" calcext:value-type="float">
            <text:p>0.950588</text:p>
          </table:table-cell>
          <table:table-cell office:value-type="float" office:value="0.957169" calcext:value-type="float">
            <text:p>0.957169</text:p>
          </table:table-cell>
          <table:table-cell office:value-type="float" office:value="0.903933" calcext:value-type="float">
            <text:p>0.903933</text:p>
          </table:table-cell>
          <table:table-cell office:value-type="float" office:value="0.00142964" calcext:value-type="float">
            <text:p>0.001429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74476" calcext:value-type="float">
            <text:p>0.774476</text:p>
          </table:table-cell>
          <table:table-cell office:value-type="float" office:value="0.684538" calcext:value-type="float">
            <text:p>0.684538</text:p>
          </table:table-cell>
          <table:table-cell office:value-type="float" office:value="0.700935" calcext:value-type="float">
            <text:p>0.700935</text:p>
          </table:table-cell>
          <table:table-cell office:value-type="float" office:value="0.00256391" calcext:value-type="float">
            <text:p>0.002563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3431" calcext:value-type="float">
            <text:p>0.993431</text:p>
          </table:table-cell>
          <table:table-cell office:value-type="float" office:value="0.998422" calcext:value-type="float">
            <text:p>0.998422</text:p>
          </table:table-cell>
          <table:table-cell office:value-type="float" office:value="0.98156" calcext:value-type="float">
            <text:p>0.98156</text:p>
          </table:table-cell>
          <table:table-cell office:value-type="float" office:value="0.0917586" calcext:value-type="float">
            <text:p>0.09175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36792" calcext:value-type="float">
            <text:p>0.836792</text:p>
          </table:table-cell>
          <table:table-cell office:value-type="float" office:value="0.671183" calcext:value-type="float">
            <text:p>0.671183</text:p>
          </table:table-cell>
          <table:table-cell office:value-type="float" office:value="0.814736" calcext:value-type="float">
            <text:p>0.814736</text:p>
          </table:table-cell>
          <table:table-cell office:value-type="float" office:value="0.017277" calcext:value-type="float">
            <text:p>0.0172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85386" calcext:value-type="float">
            <text:p>0.885386</text:p>
          </table:table-cell>
          <table:table-cell office:value-type="float" office:value="0.692554" calcext:value-type="float">
            <text:p>0.692554</text:p>
          </table:table-cell>
          <table:table-cell office:value-type="float" office:value="0.811038" calcext:value-type="float">
            <text:p>0.811038</text:p>
          </table:table-cell>
          <table:table-cell office:value-type="float" office:value="0.0037728" calcext:value-type="float">
            <text:p>0.00377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779973" calcext:value-type="float">
            <text:p>0.779973</text:p>
          </table:table-cell>
          <table:table-cell office:value-type="float" office:value="0.556364" calcext:value-type="float">
            <text:p>0.556364</text:p>
          </table:table-cell>
          <table:table-cell office:value-type="float" office:value="0.671782" calcext:value-type="float">
            <text:p>0.671782</text:p>
          </table:table-cell>
          <table:table-cell office:value-type="float" office:value="0.209971" calcext:value-type="float">
            <text:p>0.20997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37679" calcext:value-type="float">
            <text:p>0.937679</text:p>
          </table:table-cell>
          <table:table-cell office:value-type="float" office:value="0.681733" calcext:value-type="float">
            <text:p>0.681733</text:p>
          </table:table-cell>
          <table:table-cell office:value-type="float" office:value="0.910033" calcext:value-type="float">
            <text:p>0.910033</text:p>
          </table:table-cell>
          <table:table-cell office:value-type="float" office:value="0.0205115" calcext:value-type="float">
            <text:p>0.02051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6171" calcext:value-type="float">
            <text:p>0.986171</text:p>
          </table:table-cell>
          <table:table-cell office:value-type="float" office:value="0.984632" calcext:value-type="float">
            <text:p>0.984632</text:p>
          </table:table-cell>
          <table:table-cell office:value-type="float" office:value="0.910835" calcext:value-type="float">
            <text:p>0.910835</text:p>
          </table:table-cell>
          <table:table-cell office:value-type="float" office:value="0.0927291" calcext:value-type="float">
            <text:p>0.092729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71335" calcext:value-type="float">
            <text:p>0.871335</text:p>
          </table:table-cell>
          <table:table-cell office:value-type="float" office:value="0.841873" calcext:value-type="float">
            <text:p>0.841873</text:p>
          </table:table-cell>
          <table:table-cell office:value-type="float" office:value="0.802378" calcext:value-type="float">
            <text:p>0.802378</text:p>
          </table:table-cell>
          <table:table-cell office:value-type="float" office:value="0.0488386" calcext:value-type="float">
            <text:p>0.048838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883889" calcext:value-type="float">
            <text:p>0.883889</text:p>
          </table:table-cell>
          <table:table-cell office:value-type="float" office:value="0.369455" calcext:value-type="float">
            <text:p>0.369455</text:p>
          </table:table-cell>
          <table:table-cell office:value-type="float" office:value="0.860375" calcext:value-type="float">
            <text:p>0.860375</text:p>
          </table:table-cell>
          <table:table-cell office:value-type="float" office:value="0.0483493" calcext:value-type="float">
            <text:p>0.04834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5671" calcext:value-type="float">
            <text:p>0.15671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221948" calcext:value-type="float">
            <text:p>0.221948</text:p>
          </table:table-cell>
          <table:table-cell office:value-type="float" office:value="0.00840298" calcext:value-type="float">
            <text:p>0.008402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124263" calcext:value-type="float">
            <text:p>0.124263</text:p>
          </table:table-cell>
          <table:table-cell office:value-type="float" office:value="0.666016" calcext:value-type="float">
            <text:p>0.666016</text:p>
          </table:table-cell>
          <table:table-cell office:value-type="float" office:value="0.152265" calcext:value-type="float">
            <text:p>0.15226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448" calcext:value-type="float">
            <text:p>0.998448</text:p>
          </table:table-cell>
          <table:table-cell office:value-type="float" office:value="0.995618" calcext:value-type="float">
            <text:p>0.995618</text:p>
          </table:table-cell>
          <table:table-cell office:value-type="float" office:value="0.985302" calcext:value-type="float">
            <text:p>0.985302</text:p>
          </table:table-cell>
          <table:table-cell office:value-type="float" office:value="0.353032" calcext:value-type="float">
            <text:p>0.35303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2:.B21])/20" office:value-type="float" office:value="0.79985205" calcext:value-type="float">
            <text:p>0.79985205</text:p>
          </table:table-cell>
          <table:table-cell table:formula="of:=SUM([.C2:.C21])/20" office:value-type="float" office:value="0.65031063" calcext:value-type="float">
            <text:p>0.65031063</text:p>
          </table:table-cell>
          <table:table-cell table:formula="of:=SUM([.D2:.D21])/20" office:value-type="float" office:value="0.7791058" calcext:value-type="float">
            <text:p>0.7791058</text:p>
          </table:table-cell>
          <table:table-cell table:formula="of:=SUM([.E2:.E21])/20" office:value-type="float" office:value="0.0584015666" calcext:value-type="float">
            <text:p>0.05840156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4:24:40.220498954</dc:date>
    <meta:editing-duration>PT4M19S</meta:editing-duration>
    <meta:editing-cycles>1</meta:editing-cycles>
    <meta:document-statistic meta:table-count="1" meta:cell-count="151" meta:object-count="0"/>
    <meta:generator>LibreOffice/6.0.3.2$Linux_X86_64 LibreOffice_project/00m0$Build-2</meta:generator>
  </office:meta>
</office:document-meta>
</file>